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b84747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fill-color="#99cc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1cm" svg:height="1.4cm" svg:x="4.7cm" svg:y="3.2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2cm" svg:x="7.8cm" svg:y="5.7cm">
          <text:p text:style-name="P1">GUI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7cm" svg:height="2.1cm" svg:x="7.9cm" svg:y="9cm">
          <text:p text:style-name="P1">Image </text:p>
          <text:p text:style-name="P1">Selector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9cm" svg:height="2.1cm" svg:x="12.8cm" svg:y="13.6cm">
          <text:p text:style-name="P1">Buffered URB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" draw:id="id2" draw:layer="layout" svg:width="2.5cm" svg:height="6.7cm" svg:x="3.4cm" svg:y="8.4cm">
          <text:p text:style-name="P1">MATLAB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9.7cm" svg:height="2.1cm" svg:x="8cm" svg:y="16.9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cm" svg:height="1.3cm" svg:x="4.5cm" svg:y="20cm">
          <text:p text:style-name="P1">DoodleBo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0.395cm -1.599cm" svg:x1="7.9cm" svg:y1="10.05cm" svg:x2="4.65cm" svg:y2="8.4cm" draw:start-shape="id1" draw:start-glue-point="3" draw:end-shape="id2" draw:end-glue-point="0" svg:d="m7900 10050h-600v-3750h-2650v2100" svg:viewBox="0 0 3251 3751">
          <text:p/>
        </draw:connector>
        <draw:connector draw:style-name="gr5" draw:text-style-name="P1" draw:layer="layout" svg:x1="5.9cm" svg:y1="11.75cm" svg:x2="15.25cm" svg:y2="13.6cm" draw:start-shape="id2" draw:end-shape="id3" draw:end-glue-point="0" svg:d="m5900 11750h9350v1850" svg:viewBox="0 0 9351 1851">
          <text:p/>
        </draw:connector>
        <draw:line draw:style-name="gr5" draw:text-style-name="P1" draw:layer="layout" svg:x1="12.8cm" svg:y1="14.7cm" svg:x2="5.9cm" svg:y2="14.7cm">
          <text:p/>
        </draw:line>
        <draw:connector draw:style-name="gr5" draw:text-style-name="P1" draw:layer="layout" svg:x1="4.65cm" svg:y1="15.1cm" svg:x2="8cm" svg:y2="17.95cm" draw:start-shape="id2" draw:start-glue-point="2" draw:end-shape="id4" draw:end-glue-point="3" svg:d="m4650 15100v2850h3350" svg:viewBox="0 0 3351 2851">
          <text:p/>
        </draw:connector>
        <draw:custom-shape draw:style-name="gr6" draw:text-style-name="P2" draw:layer="layout" svg:width="4cm" svg:height="1cm" svg:x="2.7cm" svg:y="5.8cm">
          <text:p text:style-name="P1"><text:span text:style-name="T1">Selected Image</text:span></text:p>
          <draw:enhanced-geometry svg:viewBox="0 0 21600 21600" draw:glue-points="?f6 10800 10800 21600 ?f5 10800 10800 0" draw:text-areas="?f3 ?f3 ?f4 ?f4" draw:type="trapezoid" draw:modifiers="2683.1292176955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2" draw:layer="layout" svg:width="4cm" svg:height="1cm" svg:x="2.8cm" svg:y="17.4cm">
          <text:p text:style-name="P1"><text:span text:style-name="T1">Velocity Profile</text:span></text:p>
          <draw:enhanced-geometry svg:viewBox="0 0 21600 21600" draw:glue-points="?f6 10800 10800 21600 ?f5 10800 10800 0" draw:text-areas="?f3 ?f3 ?f4 ?f4" draw:type="trapezoid" draw:modifiers="2683.1292176955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1" draw:layer="layout" svg:x1="10.2cm" svg:y1="7.7cm" svg:x2="10.2cm" svg:y2="9cm">
          <text:p/>
        </draw:line>
        <draw:line draw:style-name="gr7" draw:text-style-name="P1" draw:layer="layout" svg:x1="15.2cm" svg:y1="7.7cm" svg:x2="15.2cm" svg:y2="11.2cm">
          <text:p/>
        </draw:line>
        <draw:custom-shape draw:style-name="gr6" draw:text-style-name="P2" draw:layer="layout" svg:width="3.6cm" svg:height="1cm" svg:x="13.4cm" svg:y="11.2cm">
          <text:p text:style-name="P2"><text:span text:style-name="T1">URBS</text:span></text:p>
          <draw:enhanced-geometry svg:viewBox="0 0 21600 21600" draw:glue-points="?f6 10800 10800 21600 ?f5 10800 10800 0" draw:text-areas="?f3 ?f3 ?f4 ?f4" draw:mirror-horizontal="false" draw:mirror-vertical="false" draw:type="trapezoid" draw:modifiers="4660.7053596223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1" draw:layer="layout" svg:x1="13.1cm" svg:y1="4.6cm" svg:x2="13.1cm" svg:y2="5.7cm">
          <text:p/>
        </draw:line>
        <draw:line draw:style-name="gr7" draw:text-style-name="P1" draw:layer="layout" svg:x1="12.8cm" svg:y1="19cm" svg:x2="12.8cm" svg:y2="2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94bd5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hony </meta:initial-creator>
    <meta:creation-date>2013-11-02T12:09:39</meta:creation-date>
    <dc:date>2013-11-02T12:34:40</dc:date>
    <dc:creator>Anthony </dc:creator>
    <meta:editing-duration>PT8M59S</meta:editing-duration>
    <meta:editing-cycles>2</meta:editing-cycles>
    <meta:generator>LibreOffice/4.0.2.2$Linux_x86 LibreOffice_project/400m0$Build-2</meta:generator>
    <meta:document-statistic meta:object-count="18"/>
  </office:meta>
</office:document-meta>
</file>